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text-properties style:font-name="sans-serif" fo:font-size="11.25pt"/>
    </style:style>
    <style:style style:name="P4" style:family="paragraph" style:parent-style-name="Standard">
      <style:text-properties style:font-name="sans-serif" fo:font-size="10.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outerContainer">
        <text:section text:style-name="Sect1" text:name="sidebarContainer">
          <text:p text:style-name="Standard"/>
          <text:section text:style-name="Sect1" text:name="toolbarSidebar">
            <text:p text:style-name="Standard"/>
          </text:section>
        </text:section>
      </text:section>
      <text:section text:style-name="Sect1" text:name="Sección1">
        <text:p text:style-name="Standard"><text:bookmark text:name="sidebarContainer"/></text:p>
        <text:section text:style-name="Sect1" text:name="sidebarContent">
          <text:p text:style-name="Standard"/>
          <text:section text:style-name="Sect1" text:name="thumbnailView">
            <text:p text:style-name="Standard"/>
            <text:section text:style-name="Sect1" text:name="thumbnailContainer1">
              <text:p text:style-name="Standard"/>
            </text:section>
            <text:section text:style-name="Sect1" text:name="thumbnailContainer2">
              <text:p text:style-name="Standard"/>
            </text:section>
            <text:section text:style-name="Sect1" text:name="thumbnailContainer3">
              <text:p text:style-name="Standard"/>
            </text:section>
            <text:section text:style-name="Sect1" text:name="thumbnailContainer4">
              <text:p text:style-name="Standard"/>
            </text:section>
            <text:section text:style-name="Sect1" text:name="thumbnailContainer5">
              <text:p text:style-name="Standard"/>
            </text:section>
            <text:section text:style-name="Sect1" text:name="thumbnailContainer6">
              <text:p text:style-name="Standard"/>
            </text:section>
            <text:section text:style-name="Sect1" text:name="thumbnailContainer7">
              <text:p text:style-name="Standard"/>
            </text:section>
            <text:section text:style-name="Sect1" text:name="thumbnailContainer8">
              <text:p text:style-name="Standard"/>
            </text:section>
            <text:section text:style-name="Sect1" text:name="thumbnailContainer9">
              <text:p text:style-name="Standard"/>
            </text:section>
            <text:section text:style-name="Sect1" text:name="thumbnailContainer10">
              <text:p text:style-name="Standard"/>
            </text:section>
            <text:section text:style-name="Sect1" text:name="thumbnailContainer11">
              <text:p text:style-name="Standard"/>
            </text:section>
          </text:section>
        </text:section>
      </text:section>
      <text:section text:style-name="Sect1" text:name="mainContainer">
        <text:p text:style-name="Standard"/>
        <text:section text:style-name="Sect1" text:name="toolbarContainer">
          <text:p text:style-name="Standard"/>
          <text:section text:style-name="Sect1" text:name="toolbarViewer">
            <text:p text:style-name="Standard"/>
            <text:section text:style-name="Sect1" text:name="toolbarViewerLeft">
              <text:p text:style-name="Standard"/>
            </text:section>
          </text:section>
        </text:section>
      </text:section>
      <text:section text:style-name="Sect1" text:name="toolbarViewerRight">
        <text:p text:style-name="Standard"/>
      </text:section>
      <text:section text:style-name="Sect1" text:name="toolbarViewerMiddle">
        <text:p text:style-name="Standard"/>
      </text:section>
      <text:section text:style-name="Sect1" text:name="Sección2">
        <text:p text:style-name="Standard"><text:bookmark text:name="toolbarContainer"/></text:p>
      </text:section>
      <text:section text:style-name="Sect1" text:name="viewerContainer">
        <text:p text:style-name="Standard"/>
        <text:section text:style-name="Sect1" text:name="viewer">
          <text:p text:style-name="Standard"/>
          <text:section text:style-name="Sect1" text:name="pageContainer1">
            <text:p text:style-name="Standard"/>
          </text:section>
        </text:section>
      </text:section>
      <text:p text:style-name="P1">Capítulo 1 Cuestiones de repaso</text:p>
      <text:p text:style-name="P2">SECCIÓN 1.1</text:p>
      <text:p text:style-name="P3">R1. </text:p>
      <text:p text:style-name="P3">¿Cuál es la diferencia entre un host y un sistema terminal? Enumere los tipos de </text:p>
      <text:p text:style-name="P3">sistemas terminales. ¿Es un servidor web un sistema terminal?</text:p>
      <text:p text:style-name="P4">No ha diferencia “host” y “sistema terminal” son utilizadas</text:p>
      <text:p text:style-name="P4">indiscriminadamente.</text:p>
      <text:p text:style-name="P4">Un servidor web es un sistema terminal.</text:p>
      <text:p text:style-name="P4">Los sistemas terminal incluyen PCs, estaciones de trabajo, servidores Web, servers mail, PDAs con </text:p>
      <text:p text:style-name="P4">acceso a internet, WebTVs,</text:p>
      <text:p text:style-name="P4">teléfonos móviles,</text:p>
      <text:p text:style-name="P4">etc. </text:p>
      <text:p text:style-name="P3">R2. </text:p>
      <text:p text:style-name="P3">El término protocolo a menudo se empl</text:p>
      <text:p text:style-name="P3">ea para describir las relaciones diplomáticas. </text:p>
      <text:p text:style-name="P3">Proporcione un ejemplo de un protocolo diplomático.</text:p>
      <text:p text:style-name="P4">Supongamos que Alicia</text:p>
      <text:p text:style-name="P4">, un embajador </text:p>
      <text:p text:style-name="P4">de</text:p>
      <text:p text:style-name="P4">un país A</text:p>
      <text:p text:style-name="P4">quiere invitar a</text:p>
      <text:p text:style-name="P4">Bob</text:p>
      <text:p text:style-name="P4">, un embajador </text:p>
      <text:p text:style-name="P4">del país B</text:p>
      <text:p text:style-name="P4">, </text:p>
      <text:p text:style-name="P4">a </text:p>
      <text:p text:style-name="P4"><text:soft-page-break/>cenar.</text:p>
      <text:p text:style-name="P4">Alice</text:p>
      <text:p text:style-name="P4">no se limita</text:p>
      <text:p text:style-name="P4">simplemente llame a</text:p>
      <text:p text:style-name="P4">Bob</text:p>
      <text:p text:style-name="P4">por </text:p>
      <text:p text:style-name="P4">teléfono</text:p>
      <text:p text:style-name="P4">y decir,</text:p>
      <text:p text:style-name="P4">"</text:p>
      <text:p text:style-name="P4">venga a nuestra mesa ahora</text:p>
      <text:p text:style-name="P4">".</text:p>
      <text:p text:style-name="P4">En su lugar,</text:p>
      <text:p text:style-name="P4">ella llama</text:p>
      <text:p text:style-name="P4">Bob</text:p>
      <text:p text:style-name="P4">y sugiere una</text:p>
      <text:p text:style-name="P4">fecha y hora.</text:p>
      <text:p text:style-name="P4">Bob</text:p>
      <text:p text:style-name="P4">puede</text:p>
      <text:p text:style-name="P4">responder diciendo</text:p>
      <text:p text:style-name="P4">que no está</text:p>
      <text:p text:style-name="P4">disponible</text:p>
      <text:p text:style-name="P4">esa fecha en particular</text:p>
      <text:p text:style-name="P4">, pero </text:p>
      <text:p text:style-name="P4">está disponible</text:p>
      <text:p text:style-name="P4">en</text:p>
      <text:p text:style-name="P4">otra fecha.</text:p>
      <text:p text:style-name="P4">Alice</text:p>
      <text:p text:style-name="P4">y Bob</text:p>
      <text:p text:style-name="P4">siguen</text:p>
      <text:p text:style-name="P4">enviando</text:p>
      <text:p text:style-name="P4">"mensajes"</text:p>
      <text:p text:style-name="P4">de ida y vuelta</text:p>
      <text:p text:style-name="P4">hasta que</text:p>
      <text:p text:style-name="P4">estén de acuerdo en</text:p>
      <text:p text:style-name="P4">una fecha</text:p>
      <text:p text:style-name="P4">y hora.</text:p>
      <text:p text:style-name="P4">Bob</text:p>
      <text:p text:style-name="P4">se presenta entonces</text:p>
      <text:p text:style-name="P4">en la embajada</text:p>
      <text:p text:style-name="P4">en la fecha acordada</text:p>
      <text:p text:style-name="P4">mas menos 15 minutos</text:p>
      <text:p text:style-name="P4">.</text:p>
      <text:p text:style-name="P4">Los</text:p>
      <text:p text:style-name="P4">p</text:p>
      <text:p text:style-name="P4">rotocolos</text:p>
      <text:p text:style-name="P4">diplomáticos</text:p>
      <text:p text:style-name="P4">también </text:p>
      <text:p text:style-name="P4">permiten</text:p>
      <text:p text:style-name="P4">Alicia o</text:p>
      <text:p text:style-name="P4">a</text:p>
      <text:p text:style-name="P4">Bob</text:p>
      <text:p text:style-name="P4">cancelar</text:p>
      <text:p text:style-name="P4">el</text:p>
      <text:p text:style-name="P4">compromiso</text:p>
      <text:p text:style-name="P4">educadamente</text:p>
      <text:p text:style-name="P4">si tienen</text:p>
      <text:p text:style-name="P4">excusas</text:p>
      <text:p text:style-name="P4">razonables.</text:p>
      <text:p text:style-name="P2">SECCIÓN 1.2</text:p>
      <text:p text:style-name="P3"><text:soft-page-break/>R3.</text:p>
      <text:p text:style-name="P3">¿Qué es un programa cliente? ¿Qué es un programa servidor? ¿Un programa </text:p>
      <text:p text:style-name="P3">servidor solicita y recibe servicios de un programa cliente?</text:p>
      <text:p text:style-name="P4">En la red hay dos tipos de programas (clientes y servidores)</text:p>
      <text:p text:style-name="P4">, cada uno </text:p>
      <text:p text:style-name="P4">ejecutando </text:p>
      <text:p text:style-name="P4">en un</text:p>
      <text:p text:style-name="P4">host diferente</text:p>
      <text:p text:style-name="P4">, </text:p>
      <text:p text:style-name="P4">comunicándose </text:p>
      <text:p text:style-name="P4">entre sí.</text:p>
      <text:p text:style-name="P4">El programa</text:p>
      <text:p text:style-name="P4">que inicia la comunicación</text:p>
      <text:p text:style-name="P4">es el cliente</text:p>
      <text:p text:style-name="P4">. </text:p>
      <text:p text:style-name="P4">Por lo general,</text:p>
      <text:p text:style-name="P4">el </text:p>
      <text:p text:style-name="P4">programa solicitante es el</text:p>
      <text:p text:style-name="P4">cliente y</text:p>
      <text:p text:style-name="P4">recibe</text:p>
      <text:p text:style-name="P4">servicios del</text:p>
      <text:p text:style-name="P4">programa servidor.</text:p>
      <text:p text:style-name="P4">&lt;Agrego&gt;</text:p>
      <text:p text:style-name="P4">En un típico sistema cliente servidor:</text:p>
      <text:p text:style-name="P4">Un programa</text:p>
      <text:p text:style-name="P4">cliente es un</text:p>
      <text:p text:style-name="P4">programa que se ejecuta en un</text:p>
      <text:p text:style-name="P4">sistema</text:p>
      <text:p text:style-name="P4">terminal</text:p>
      <text:p text:style-name="P4">que solicita y recibe</text:p>
      <text:p text:style-name="P4">un </text:p>
      <text:p text:style-name="P4">servicio de un </text:p>
      <text:p text:style-name="P4">program</text:p>
      <text:p text:style-name="P4">a servidor que se ejecuta en otro sistema terminal</text:p>
      <text:p text:style-name="P4">.</text:p>
      <text:p text:style-name="P4">Un programa servidor es un sistema el cual atiende las solicitudes de los programas clientes </text:p>
      <text:p text:style-name="P4">b</text:p>
      <text:p text:style-name="P4">rindándole los datos solicitados o informándole el estado del servidor en otro caso.</text:p>
      <text:p text:style-name="P4">Un programa servidor no solicita y recibe servicios de un programa cliente generalmente.</text:p>
      <text:p text:style-name="P3">R4. </text:p>
      <text:p text:style-name="P3">Enumere seis tecnologías de acceso. Clasifíquelas como de acceso residencial</text:p>
      <text:p text:style-name="P3">, acceso </text:p>
      <text:p text:style-name="P3">empresarial o acceso móvil.</text:p>
      <text:p text:style-name="P4">1</text:p>
      <text:p text:style-name="P4">. </text:p>
      <text:p text:style-name="P4">Módem de acceso telefónico</text:p>
      <text:p text:style-name="P4">a través de</text:p>
      <text:p text:style-name="P4">la línea telefónica</text:p>
      <text:p text:style-name="P4">: residencial</text:p>
      <text:p text:style-name="P4">2. </text:p>
      <text:p text:style-name="P4">DSL a través de</text:p>
      <text:p text:style-name="P4">la línea telefónica</text:p>
      <text:p text:style-name="P4">: </text:p>
      <text:p text:style-name="P4">residencial</text:p>
      <text:p text:style-name="P4">o pequeña</text:p>
      <text:p text:style-name="P4">oficina</text:p>
      <text:p text:style-name="P4">3. </text:p>
      <text:p text:style-name="P4"><text:soft-page-break/>Cable</text:p>
      <text:p text:style-name="P4">de</text:p>
      <text:p text:style-name="P4">HFC</text:p>
      <text:p text:style-name="P4">: residencial</text:p>
      <text:p text:style-name="P4">4. </text:p>
      <text:p text:style-name="P4">100</text:p>
      <text:p text:style-name="P4">Mbps</text:p>
      <text:p text:style-name="P4">conectado</text:p>
      <text:p text:style-name="P4">etherent</text:p>
      <text:p text:style-name="P4">: Compañía</text:p>
      <text:p text:style-name="P4">5. </text:p>
      <text:p text:style-name="P4">Wireless</text:p>
      <text:p text:style-name="P4">LAN:</text:p>
      <text:p text:style-name="P4">móvil</text:p>
      <text:p text:style-name="P4">6. </text:p>
      <text:p text:style-name="P4">Acceso</text:p>
      <text:p text:style-name="P4">celular móvil (</text:p>
      <text:p text:style-name="P4">por ejemplo, WAP): mobile</text:p>
      <text:p text:style-name="P4">&lt;se puede agregar GPRS,HDSP etc&gt;</text:p>
      <text:section text:style-name="Sect1" text:name="pageContainer2">
        <text:p text:style-name="Standard"/>
      </text:section>
      <text:p text:style-name="P3">R5. </text:p>
      <text:p text:style-name="P3">¿La velocidad de transmisión en un sistema HFC es dedicada o compartida entre los </text:p>
      <text:p text:style-name="P3">usuarios? ¿Pueden producirse colisiones en un canal de des</text:p>
      <text:p text:style-name="P3">carga HFC? ¿Por qué?</text:p>
      <text:p text:style-name="P4">&lt;</text:p>
      <text:p text:style-name="P4">HFC , Hybrid Fiber Coax , hibrido de fibra coaxial</text:p>
      <text:p text:style-name="P4">&gt;</text:p>
      <text:p text:style-name="P4">HFC</text:p>
      <text:p text:style-name="P4">ancho de banda</text:p>
      <text:p text:style-name="P4">es compartida</text:p>
      <text:p text:style-name="P4">entre los usuarios.</text:p>
      <text:p text:style-name="P4">&lt;tanto en el canal de bajada como el de subida&gt;</text:p>
      <text:p text:style-name="P4">En el canal </text:p>
      <text:p text:style-name="P4">de </text:p>
      <text:p text:style-name="P4">bajada,</text:p>
      <text:p text:style-name="P4">todos los paquetes </text:p>
      <text:p text:style-name="P4">los sirve</text:p>
      <text:p text:style-name="P4">una sola fuente</text:p>
      <text:p text:style-name="P4">, </text:p>
      <text:p text:style-name="P4">llamado</text:p>
      <text:p text:style-name="P4">el</text:p>
      <text:p text:style-name="P4">extremo de</text:p>
      <text:p text:style-name="P4">cabecera</text:p>
      <text:p text:style-name="P4">. </text:p>
      <text:p text:style-name="P4">Por </text:p>
      <text:p text:style-name="P4">lo tanto</text:p>
      <text:p text:style-name="P4">, </text:p>
      <text:p text:style-name="P4">no hay colisiones</text:p>
      <text:p text:style-name="P4">en</text:p>
      <text:p text:style-name="P4">el canal descendente</text:p>
      <text:p text:style-name="P4">.</text:p>
      <text:p text:style-name="P3">R6. </text:p>
      <text:p text:style-name="P3">Enumere las tecnologías de acceso residencial disponibles en su ciudad. Para cada </text:p>
      <text:p text:style-name="P3">tipo de acceso, detalle la velocidad de descarga, la velocidad de carga y el precio </text:p>
      <text:p text:style-name="P3">mensual.</text:p>
      <text:p text:style-name="P4">Las posibilidades actuales</text:p>
      <text:p text:style-name="P4">incluyen</text:p>
      <text:p text:style-name="P4">: dial</text:p>
      <text:p text:style-name="P4"><text:soft-page-break/>-</text:p>
      <text:p text:style-name="P4">up, </text:p>
      <text:p text:style-name="P4">DSL</text:p>
      <text:p text:style-name="P4">, módem por </text:p>
      <text:p text:style-name="P4">cable</text:p>
      <text:p text:style-name="P4">, </text:p>
      <text:p text:style-name="P4">fibra óptica hasta</text:p>
      <text:p text:style-name="P4">el</text:p>
      <text:p text:style-name="P4">hogar</text:p>
      <text:p text:style-name="P4">Internet Plano 1</text:p>
      <text:p text:style-name="P4">Hasta 2048 kbps de bajada</text:p>
      <text:p text:style-name="P4">Hasta 512 kbps de subida</text:p>
      <text:p text:style-name="P4">$ 490 mensuales (impuestos </text:p>
      <text:p text:style-name="P4">incluidos)</text:p>
      <text:p text:style-name="P4">Internet Plano 2</text:p>
      <text:p text:style-name="P4">Hasta 3072 kbps </text:p>
      <text:p text:style-name="P4">de bajada</text:p>
      <text:p text:style-name="P4">Hasta 512 kbps de subida</text:p>
      <text:p text:style-name="P4">$ 585 mensuales (impuestos </text:p>
      <text:p text:style-name="P4">incluidos)</text:p>
      <text:p text:style-name="P4">Internet Plano 3</text:p>
      <text:p text:style-name="P4">Hasta 5120 kbps de bajada</text:p>
      <text:p text:style-name="P4">Hasta 512</text:p>
      <text:p text:style-name="P4">kbps de subida</text:p>
      <text:p text:style-name="P4">$ 883 mensuales (impuestos </text:p>
      <text:p text:style-name="P4">incluidos)</text:p>
      <text:p text:style-name="P4">Internet Plano 4</text:p>
      <text:p text:style-name="P4">Hasta 10240 kbps de bajada</text:p>
      <text:p text:style-name="P4">Hasta 512 kbps de subida</text:p>
      <text:p text:style-name="P4">$ </text:p>
      <text:p text:style-name="P4">1.268 mensuales (impuestos </text:p>
      <text:p text:style-name="P4">incluidos)</text:p>
      <text:p text:style-name="P3">Sobre fibra óptica</text:p>
      <text:p text:style-name="P4">Vera Plano 1</text:p>
      <text:p text:style-name="P4">Hasta 30 Mbps de bajada</text:p>
      <text:p text:style-name="P4">Hasta 2 Mbps de subida</text:p>
      <text:p text:style-name="P4">$ 990 mensuales </text:p>
      <text:p text:style-name="P4">(impuestos incluidos) </text:p>
      <text:p text:style-name="P4">contrato a dos años</text:p>
      <text:p text:style-name="P4">Vera Plano 2</text:p>
      <text:p text:style-name="P4">Hasta 50 Mbps de bajada</text:p>
      <text:p text:style-name="P4">Hasta 4 Mbps de subida</text:p>
      <text:p text:style-name="P4">$ 1.290 mensuales (impuestos incluido</text:p>
      <text:p text:style-name="P4">s) </text:p>
      <text:p text:style-name="P4">contrato a dos años</text:p>
      <text:p text:style-name="P4">Vera Plano 3</text:p>
      <text:p text:style-name="P4">Hasta 120 Mbps de bajada</text:p>
      <text:p text:style-name="P4">Hasta 4 Mbps de subida</text:p>
      <text:p text:style-name="P4">$ 1.590 mensuales (impuestos incluidos) </text:p>
      <text:p text:style-name="P4">contrato a dos</text:p>
      <text:p text:style-name="P4">años</text:p>
      <text:p text:style-name="P3">Por tráfico</text:p>
      <text:p text:style-name="P4">Flexible 5 Giga</text:p>
      <text:p text:style-name="P4">$ 288 mensuales (impuestos incluidos)</text:p>
      <text:p text:style-name="P4">Flexible 20 Giga</text:p>
      <text:p text:style-name="P4">$ 387 mensuales (impuestos incluidos)</text:p>
      <text:p text:style-name="P4">Flexible 30 Giga</text:p>
      <text:p text:style-name="P4">$ 490 mensuales (impuestos incluidos)</text:p>
      <text:p text:style-name="P4">Flexible 40 Giga</text:p>
      <text:p text:style-name="P4"><text:soft-page-break/>$ 590 mensuales (impuestos </text:p>
      <text:p text:style-name="P4">incluidos)</text:p>
      <text:p text:style-name="P4">Flexible 60 Giga</text:p>
      <text:p text:style-name="P4">$ 790 mensuales (impuestos incluidos)</text:p>
      <text:p text:style-name="P4">Flexible 80 Giga</text:p>
      <text:p text:style-name="P4">$ 890 mensuales (impuestos incluidos)</text:p>
      <text:p text:style-name="P4">Flexible 100 Giga</text:p>
      <text:p text:style-name="P4">$ 990 mensuales </text:p>
      <text:p text:style-name="P4">(impuestos incluidos)</text:p>
      <text:p text:style-name="P3">Móvil</text:p>
      <text:p text:style-name="P4">Internet Tarifa Plana + Banda ancha móvil 10 Gigas</text:p>
      <text:p text:style-name="P4">$ 198 mensuales (impuestos inclui</text:p>
      <text:p text:style-name="P4">dos, a tu </text:p>
      <text:p text:style-name="P4">cuota de </text:p>
      <text:p text:style-name="P4">Internet Tarifa Plana)</text:p>
      <text:p text:style-name="P4">Internet Tarifa Flexible por Tráfico + Banda ancha </text:p>
      <text:p text:style-name="P4">m</text:p>
      <text:p text:style-name="P4">óvil 5 Gigas</text:p>
      <text:p text:style-name="P4">$ 98 mensuales (impuestos incluidos, adicionales a </text:p>
      <text:p text:style-name="P4">tu cuota de Internet Tarifa Flexible por Tráfico).</text:p>
      <text:p text:style-name="P4">Internet Tarifa Flexible por Tráfico + Banda ancha </text:p>
      <text:p text:style-name="P4">móvil 10 Gigas</text:p>
      <text:p text:style-name="P4">$ 198 mensuales (impuestos incluidos, adicionales a </text:p>
      <text:p text:style-name="P4">tu cuota de Internet Tarifa Flexible por Tráfico)</text:p>
      <text:p text:style-name="P3">R7. </text:p>
      <text:p text:style-name="P3">¿Cuál es la velocidad de transmisión en las redes LAN </text:p>
      <text:p text:style-name="P3">Ethernet? Para una </text:p>
      <text:p text:style-name="P3">determinada velocidad de transmisión, ¿pueden los usuarios de la LAN transmitir </text:p>
      <text:p text:style-name="P3">continuamente a dicha velocidad?</text:p>
      <text:section text:style-name="Sect1" text:name="Sección3">
        <text:p text:style-name="Standard"><text:bookmark text:name="outerContainer"/></text:p>
        <text:section text:style-name="Sect1" text:name="Sección4">
          <text:p text:style-name="Standard"><text:bookmark text:name="mainContainer"/></text:p>
          <text:section text:style-name="Sect1" text:name="Sección5">
            <text:p text:style-name="Standard"><text:bookmark text:name="viewerContainer"/></text:p>
            <text:section text:style-name="Sect1" text:name="Sección6">
              <text:p text:style-name="Standard"><text:bookmark text:name="viewer"/></text:p>
              <text:section text:style-name="Sect1" text:name="Sección7">
                <text:p text:style-name="Standard"><text:bookmark text:name="pageContainer2"/></text:p>
              </text:section>
              <text:section text:style-name="Sect1" text:name="pageContainer3">
                <text:p text:style-name="Standard"/>
              </text:section>
              <text:section text:style-name="Sect1" text:name="pageContainer4">
                <text:p text:style-name="Standard"/>
              </text:section>
              <text:section text:style-name="Sect1" text:name="pageContainer5">
                <text:p text:style-name="Standard"/>
              </text:section>
              <text:section text:style-name="Sect1" text:name="pageContainer6">
                <text:p text:style-name="Standard"/>
              </text:section>
              <text:section text:style-name="Sect1" text:name="pageContainer7">
                <text:p text:style-name="Standard"/>
              </text:section>
              <text:section text:style-name="Sect1" text:name="pageContainer8">
                <text:p text:style-name="Standard"/>
              </text:section>
              <text:section text:style-name="Sect1" text:name="pageContainer9">
                <text:p text:style-name="Standard"/>
              </text:section>
              <text:section text:style-name="Sect1" text:name="pageContainer10">
                <text:p text:style-name="Standard"/>
              </text:section>
              <text:section text:style-name="Sect1" text:name="pageContainer11">
                <text:p text:style-name="Standard"/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9:10:13.896563344</meta:creation-date>
    <dc:date>2020-04-09T20:21:59.101987592</dc:date>
    <meta:editing-duration>PT1H1M35S</meta:editing-duration>
    <meta:editing-cycles>1</meta:editing-cycles>
    <meta:document-statistic meta:table-count="0" meta:image-count="0" meta:object-count="0" meta:page-count="6" meta:paragraph-count="287" meta:word-count="890" meta:character-count="5066" meta:non-whitespace-character-count="4394"/>
    <meta:generator>LibreOffice/6.0.7.3$Linux_X86_64 LibreOffice_project/00m0$Build-3</meta:generator>
  </office:meta>
</office:document-meta>
</file>